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1"/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Percentual de lucro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ês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Rendimento</text:p>
          </table:table-cell>
        </table:table-row>
        <table:table-row table:style-name="ro1">
          <table:table-cell office:value-type="string" calcext:value-type="string">
            <text:p>Investimento inicial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4]+[.B5]" office:value-type="currency" office:currency="BRL" office:value="30000" calcext:value-type="currency">
            <text:p>R$ 30.000,00</text:p>
          </table:table-cell>
          <table:table-cell table:formula="of:=[.B3]*[.F4]/100" office:value-type="currency" office:currency="BRL" office:value="1800" calcext:value-type="currency">
            <text:p>R$ 1.800,00</text:p>
          </table:table-cell>
        </table:table-row>
        <table:table-row table:style-name="ro1">
          <table:table-cell office:value-type="string" calcext:value-type="string">
            <text:p>Aportes mensai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]+[.G4]+[.B$5]" office:value-type="currency" office:currency="BRL" office:value="31800" calcext:value-type="currency">
            <text:p>R$ 31.800,00</text:p>
          </table:table-cell>
          <table:table-cell table:formula="of:=[.B$3]*[.F5]/100" office:value-type="currency" office:currency="BRL" office:value="1908" calcext:value-type="currency">
            <text:p>R$ 1.908,0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5]+[.G5]+[.B$5]" office:value-type="currency" office:currency="BRL" office:value="33708" calcext:value-type="currency">
            <text:p>R$ 33.708,00</text:p>
          </table:table-cell>
          <table:table-cell table:formula="of:=[.B$3]*[.F6]/100" office:value-type="currency" office:currency="BRL" office:value="2022.48" calcext:value-type="currency">
            <text:p>R$ 2.022,48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6]+[.G6]+[.B$5]" office:value-type="currency" office:currency="BRL" office:value="35730.48" calcext:value-type="currency">
            <text:p>R$ 35.730,48</text:p>
          </table:table-cell>
          <table:table-cell table:formula="of:=[.B$3]*[.F7]/100" office:value-type="currency" office:currency="BRL" office:value="2143.8288" calcext:value-type="currency">
            <text:p>R$ 2.143,8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7]+[.G7]+[.B$5]" office:value-type="currency" office:currency="BRL" office:value="37874.3088" calcext:value-type="currency">
            <text:p>R$ 37.874,31</text:p>
          </table:table-cell>
          <table:table-cell table:formula="of:=[.B$3]*[.F8]/100" office:value-type="currency" office:currency="BRL" office:value="2272.458528" calcext:value-type="currency">
            <text:p>R$ 2.272,46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8]+[.G8]+[.B$5]" office:value-type="currency" office:currency="BRL" office:value="40146.767328" calcext:value-type="currency">
            <text:p>R$ 40.146,77</text:p>
          </table:table-cell>
          <table:table-cell table:formula="of:=[.B$3]*[.F9]/100" office:value-type="currency" office:currency="BRL" office:value="2408.80603968" calcext:value-type="currency">
            <text:p>R$ 2.408,8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9]+[.G9]+[.B$5]" office:value-type="currency" office:currency="BRL" office:value="42555.57336768" calcext:value-type="currency">
            <text:p>R$ 42.555,57</text:p>
          </table:table-cell>
          <table:table-cell table:formula="of:=[.B$3]*[.F10]/100" office:value-type="currency" office:currency="BRL" office:value="2553.3344020608" calcext:value-type="currency">
            <text:p>R$ 2.553,3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10]+[.G10]+[.B$5]" office:value-type="currency" office:currency="BRL" office:value="45108.9077697408" calcext:value-type="currency">
            <text:p>R$ 45.108,91</text:p>
          </table:table-cell>
          <table:table-cell table:formula="of:=[.B$3]*[.F11]/100" office:value-type="currency" office:currency="BRL" office:value="2706.53446618445" calcext:value-type="currency">
            <text:p>R$ 2.706,53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11]+[.G11]+[.B$5]" office:value-type="currency" office:currency="BRL" office:value="47815.4422359253" calcext:value-type="currency">
            <text:p>R$ 47.815,44</text:p>
          </table:table-cell>
          <table:table-cell table:formula="of:=[.B$3]*[.F12]/100" office:value-type="currency" office:currency="BRL" office:value="2868.92653415552" calcext:value-type="currency">
            <text:p>R$ 2.868,93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12]+[.G12]+[.B$5]" office:value-type="currency" office:currency="BRL" office:value="50684.3687700808" calcext:value-type="currency">
            <text:p>R$ 50.684,37</text:p>
          </table:table-cell>
          <table:table-cell table:formula="of:=[.B$3]*[.F13]/100" office:value-type="currency" office:currency="BRL" office:value="3041.06212620485" calcext:value-type="currency">
            <text:p>R$ 3.041,06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13]+[.G13]+[.B$5]" office:value-type="currency" office:currency="BRL" office:value="53725.4308962856" calcext:value-type="currency">
            <text:p>R$ 53.725,43</text:p>
          </table:table-cell>
          <table:table-cell table:formula="of:=[.B$3]*[.F14]/100" office:value-type="currency" office:currency="BRL" office:value="3223.52585377714" calcext:value-type="currency">
            <text:p>R$ 3.223,5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14]+[.G14]+[.B$5]" office:value-type="currency" office:currency="BRL" office:value="56948.9567500628" calcext:value-type="currency">
            <text:p>R$ 56.948,96</text:p>
          </table:table-cell>
          <table:table-cell table:formula="of:=[.B$3]*[.F15]/100" office:value-type="currency" office:currency="BRL" office:value="3416.93740500377" calcext:value-type="currency">
            <text:p>R$ 3.416,94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15]+[.G15]+[.B$5]" office:value-type="currency" office:currency="BRL" office:value="60365.8941550665" calcext:value-type="currency">
            <text:p>R$ 60.365,89</text:p>
          </table:table-cell>
          <table:table-cell table:formula="of:=[.B$3]*[.F16]/100" office:value-type="currency" office:currency="BRL" office:value="3621.95364930399" calcext:value-type="currency">
            <text:p>R$ 3.621,95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F16]+[.G16]+[.B$5]" office:value-type="currency" office:currency="BRL" office:value="63987.8478043705" calcext:value-type="currency">
            <text:p>R$ 63.987,85</text:p>
          </table:table-cell>
          <table:table-cell table:formula="of:=[.B$3]*[.F17]/100" office:value-type="currency" office:currency="BRL" office:value="3839.27086826223" calcext:value-type="currency">
            <text:p>R$ 3.839,27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F17]+[.G17]+[.B$5]" office:value-type="currency" office:currency="BRL" office:value="67827.1186726327" calcext:value-type="currency">
            <text:p>R$ 67.827,12</text:p>
          </table:table-cell>
          <table:table-cell table:formula="of:=[.B$3]*[.F18]/100" office:value-type="currency" office:currency="BRL" office:value="4069.62712035797" calcext:value-type="currency">
            <text:p>R$ 4.069,63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F18]+[.G18]+[.B$5]" office:value-type="currency" office:currency="BRL" office:value="71896.7457929907" calcext:value-type="currency">
            <text:p>R$ 71.896,75</text:p>
          </table:table-cell>
          <table:table-cell table:formula="of:=[.B$3]*[.F19]/100" office:value-type="currency" office:currency="BRL" office:value="4313.80474757944" calcext:value-type="currency">
            <text:p>R$ 4.313,8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F19]+[.G19]+[.B$5]" office:value-type="currency" office:currency="BRL" office:value="76210.5505405702" calcext:value-type="currency">
            <text:p>R$ 76.210,55</text:p>
          </table:table-cell>
          <table:table-cell table:formula="of:=[.B$3]*[.F20]/100" office:value-type="currency" office:currency="BRL" office:value="4572.63303243421" calcext:value-type="currency">
            <text:p>R$ 4.572,6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F20]+[.G20]+[.B$5]" office:value-type="currency" office:currency="BRL" office:value="80783.1835730044" calcext:value-type="currency">
            <text:p>R$ 80.783,18</text:p>
          </table:table-cell>
          <table:table-cell table:formula="of:=[.B$3]*[.F21]/100" office:value-type="currency" office:currency="BRL" office:value="4846.99101438026" calcext:value-type="currency">
            <text:p>R$ 4.846,9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21]+[.G21]+[.B$5]" office:value-type="currency" office:currency="BRL" office:value="85630.1745873846" calcext:value-type="currency">
            <text:p>R$ 85.630,17</text:p>
          </table:table-cell>
          <table:table-cell table:formula="of:=[.B$3]*[.F22]/100" office:value-type="currency" office:currency="BRL" office:value="5137.81047524308" calcext:value-type="currency">
            <text:p>R$ 5.137,8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F22]+[.G22]+[.B$5]" office:value-type="currency" office:currency="BRL" office:value="90767.9850626277" calcext:value-type="currency">
            <text:p>R$ 90.767,99</text:p>
          </table:table-cell>
          <table:table-cell table:formula="of:=[.B$3]*[.F23]/100" office:value-type="currency" office:currency="BRL" office:value="5446.07910375766" calcext:value-type="currency">
            <text:p>R$ 5.446,08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F23]+[.G23]+[.B$5]" office:value-type="currency" office:currency="BRL" office:value="96214.0641663854" calcext:value-type="currency">
            <text:p>R$ 96.214,06</text:p>
          </table:table-cell>
          <table:table-cell table:formula="of:=[.B$3]*[.F24]/100" office:value-type="currency" office:currency="BRL" office:value="5772.84384998312" calcext:value-type="currency">
            <text:p>R$ 5.772,84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24]+[.G24]+[.B$5]" office:value-type="currency" office:currency="BRL" office:value="101986.908016368" calcext:value-type="currency">
            <text:p>R$ 101.986,91</text:p>
          </table:table-cell>
          <table:table-cell table:formula="of:=[.B$3]*[.F25]/100" office:value-type="currency" office:currency="BRL" office:value="6119.21448098211" calcext:value-type="currency">
            <text:p>R$ 6.119,21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25]+[.G25]+[.B$5]" office:value-type="currency" office:currency="BRL" office:value="108106.122497351" calcext:value-type="currency">
            <text:p>R$ 108.106,12</text:p>
          </table:table-cell>
          <table:table-cell table:formula="of:=[.B$3]*[.F26]/100" office:value-type="currency" office:currency="BRL" office:value="6486.36734984104" calcext:value-type="currency">
            <text:p>R$ 6.486,37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26]+[.G26]+[.B$5]" office:value-type="currency" office:currency="BRL" office:value="114592.489847192" calcext:value-type="currency">
            <text:p>R$ 114.592,49</text:p>
          </table:table-cell>
          <table:table-cell table:formula="of:=[.B$3]*[.F27]/100" office:value-type="currency" office:currency="BRL" office:value="6875.5493908315" calcext:value-type="currency">
            <text:p>R$ 6.875,55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27]+[.G27]+[.B$5]" office:value-type="currency" office:currency="BRL" office:value="121468.039238023" calcext:value-type="currency">
            <text:p>R$ 121.468,04</text:p>
          </table:table-cell>
          <table:table-cell table:formula="of:=[.B$3]*[.F28]/100" office:value-type="currency" office:currency="BRL" office:value="7288.08235428139" calcext:value-type="currency">
            <text:p>R$ 7.288,08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F28]+[.G28]+[.B$5]" office:value-type="currency" office:currency="BRL" office:value="128756.121592305" calcext:value-type="currency">
            <text:p>R$ 128.756,12</text:p>
          </table:table-cell>
          <table:table-cell table:formula="of:=[.B$3]*[.F29]/100" office:value-type="currency" office:currency="BRL" office:value="7725.36729553827" calcext:value-type="currency">
            <text:p>R$ 7.725,37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F29]+[.G29]+[.B$5]" office:value-type="currency" office:currency="BRL" office:value="136481.488887843" calcext:value-type="currency">
            <text:p>R$ 136.481,49</text:p>
          </table:table-cell>
          <table:table-cell table:formula="of:=[.B$3]*[.F30]/100" office:value-type="currency" office:currency="BRL" office:value="8188.88933327057" calcext:value-type="currency">
            <text:p>R$ 8.188,8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F30]+[.G30]+[.B$5]" office:value-type="currency" office:currency="BRL" office:value="144670.378221113" calcext:value-type="currency">
            <text:p>R$ 144.670,38</text:p>
          </table:table-cell>
          <table:table-cell table:formula="of:=[.B$3]*[.F31]/100" office:value-type="currency" office:currency="BRL" office:value="8680.2226932668" calcext:value-type="currency">
            <text:p>R$ 8.680,22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F31]+[.G31]+[.B$5]" office:value-type="currency" office:currency="BRL" office:value="153350.60091438" calcext:value-type="currency">
            <text:p>R$ 153.350,60</text:p>
          </table:table-cell>
          <table:table-cell table:formula="of:=[.B$3]*[.F32]/100" office:value-type="currency" office:currency="BRL" office:value="9201.03605486281" calcext:value-type="currency">
            <text:p>R$ 9.201,04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32]+[.G32]+[.B$5]" office:value-type="currency" office:currency="BRL" office:value="162551.636969243" calcext:value-type="currency">
            <text:p>R$ 162.551,64</text:p>
          </table:table-cell>
          <table:table-cell table:formula="of:=[.B$3]*[.F33]/100" office:value-type="currency" office:currency="BRL" office:value="9753.09821815458" calcext:value-type="currency">
            <text:p>R$ 9.753,1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33]+[.G33]+[.B$5]" office:value-type="currency" office:currency="BRL" office:value="172304.735187398" calcext:value-type="currency">
            <text:p>R$ 172.304,74</text:p>
          </table:table-cell>
          <table:table-cell table:formula="of:=[.B$3]*[.F34]/100" office:value-type="currency" office:currency="BRL" office:value="10338.2841112439" calcext:value-type="currency">
            <text:p>R$ 10.338,28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34]+[.G34]+[.B$5]" office:value-type="currency" office:currency="BRL" office:value="182643.019298641" calcext:value-type="currency">
            <text:p>R$ 182.643,02</text:p>
          </table:table-cell>
          <table:table-cell table:formula="of:=[.B$3]*[.F35]/100" office:value-type="currency" office:currency="BRL" office:value="10958.5811579185" calcext:value-type="currency">
            <text:p>R$ 10.958,58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35]+[.G35]+[.B$5]" office:value-type="currency" office:currency="BRL" office:value="193601.60045656" calcext:value-type="currency">
            <text:p>R$ 193.601,60</text:p>
          </table:table-cell>
          <table:table-cell table:formula="of:=[.B$3]*[.F36]/100" office:value-type="currency" office:currency="BRL" office:value="11616.0960273936" calcext:value-type="currency">
            <text:p>R$ 11.616,10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36]+[.G36]+[.B$5]" office:value-type="currency" office:currency="BRL" office:value="205217.696483953" calcext:value-type="currency">
            <text:p>R$ 205.217,70</text:p>
          </table:table-cell>
          <table:table-cell table:formula="of:=[.B$3]*[.F37]/100" office:value-type="currency" office:currency="BRL" office:value="12313.0617890372" calcext:value-type="currency">
            <text:p>R$ 12.313,0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F37]+[.G37]+[.B$5]" office:value-type="currency" office:currency="BRL" office:value="217530.758272991" calcext:value-type="currency">
            <text:p>R$ 217.530,76</text:p>
          </table:table-cell>
          <table:table-cell table:formula="of:=[.B$3]*[.F38]/100" office:value-type="currency" office:currency="BRL" office:value="13051.8454963794" calcext:value-type="currency">
            <text:p>R$ 13.051,8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F38]+[.G38]+[.B$5]" office:value-type="currency" office:currency="BRL" office:value="230582.60376937" calcext:value-type="currency">
            <text:p>R$ 230.582,60</text:p>
          </table:table-cell>
          <table:table-cell table:formula="of:=[.B$3]*[.F39]/100" office:value-type="currency" office:currency="BRL" office:value="13834.9562261622" calcext:value-type="currency">
            <text:p>R$ 13.834,96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F39]+[.G39]+[.B$5]" office:value-type="currency" office:currency="BRL" office:value="244417.559995532" calcext:value-type="currency">
            <text:p>R$ 244.417,56</text:p>
          </table:table-cell>
          <table:table-cell table:formula="of:=[.B$3]*[.F40]/100" office:value-type="currency" office:currency="BRL" office:value="14665.0535997319" calcext:value-type="currency">
            <text:p>R$ 14.665,05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F40]+[.G40]+[.B$5]" office:value-type="currency" office:currency="BRL" office:value="259082.613595264" calcext:value-type="currency">
            <text:p>R$ 259.082,61</text:p>
          </table:table-cell>
          <table:table-cell table:formula="of:=[.B$3]*[.F41]/100" office:value-type="currency" office:currency="BRL" office:value="15544.9568157159" calcext:value-type="currency">
            <text:p>R$ 15.544,96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F41]+[.G41]+[.B$5]" office:value-type="currency" office:currency="BRL" office:value="274627.57041098" calcext:value-type="currency">
            <text:p>R$ 274.627,57</text:p>
          </table:table-cell>
          <table:table-cell table:formula="of:=[.B$3]*[.F42]/100" office:value-type="currency" office:currency="BRL" office:value="16477.6542246588" calcext:value-type="currency">
            <text:p>R$ 16.477,65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F42]+[.G42]+[.B$5]" office:value-type="currency" office:currency="BRL" office:value="291105.224635639" calcext:value-type="currency">
            <text:p>R$ 291.105,22</text:p>
          </table:table-cell>
          <table:table-cell table:formula="of:=[.B$3]*[.F43]/100" office:value-type="currency" office:currency="BRL" office:value="17466.3134781383" calcext:value-type="currency">
            <text:p>R$ 17.466,31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F43]+[.G43]+[.B$5]" office:value-type="currency" office:currency="BRL" office:value="308571.538113777" calcext:value-type="currency">
            <text:p>R$ 308.571,54</text:p>
          </table:table-cell>
          <table:table-cell table:formula="of:=[.B$3]*[.F44]/100" office:value-type="currency" office:currency="BRL" office:value="18514.2922868266" calcext:value-type="currency">
            <text:p>R$ 18.514,29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[.F44]+[.G44]+[.B$5]" office:value-type="currency" office:currency="BRL" office:value="327085.830400604" calcext:value-type="currency">
            <text:p>R$ 327.085,83</text:p>
          </table:table-cell>
          <table:table-cell table:formula="of:=[.B$3]*[.F45]/100" office:value-type="currency" office:currency="BRL" office:value="19625.1498240362" calcext:value-type="currency">
            <text:p>R$ 19.625,1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F45]+[.G45]+[.B$5]" office:value-type="currency" office:currency="BRL" office:value="346710.98022464" calcext:value-type="currency">
            <text:p>R$ 346.710,98</text:p>
          </table:table-cell>
          <table:table-cell table:formula="of:=[.B$3]*[.F46]/100" office:value-type="currency" office:currency="BRL" office:value="20802.6588134784" calcext:value-type="currency">
            <text:p>R$ 20.802,66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F46]+[.G46]+[.B$5]" office:value-type="currency" office:currency="BRL" office:value="367513.639038119" calcext:value-type="currency">
            <text:p>R$ 367.513,64</text:p>
          </table:table-cell>
          <table:table-cell table:formula="of:=[.B$3]*[.F47]/100" office:value-type="currency" office:currency="BRL" office:value="22050.8183422871" calcext:value-type="currency">
            <text:p>R$ 22.050,82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F47]+[.G47]+[.B$5]" office:value-type="currency" office:currency="BRL" office:value="389564.457380406" calcext:value-type="currency">
            <text:p>R$ 389.564,46</text:p>
          </table:table-cell>
          <table:table-cell table:formula="of:=[.B$3]*[.F48]/100" office:value-type="currency" office:currency="BRL" office:value="23373.8674428243" calcext:value-type="currency">
            <text:p>R$ 23.373,87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F48]+[.G48]+[.B$5]" office:value-type="currency" office:currency="BRL" office:value="412938.32482323" calcext:value-type="currency">
            <text:p>R$ 412.938,32</text:p>
          </table:table-cell>
          <table:table-cell table:formula="of:=[.B$3]*[.F49]/100" office:value-type="currency" office:currency="BRL" office:value="24776.2994893938" calcext:value-type="currency">
            <text:p>R$ 24.776,30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F49]+[.G49]+[.B$5]" office:value-type="currency" office:currency="BRL" office:value="437714.624312624" calcext:value-type="currency">
            <text:p>R$ 437.714,62</text:p>
          </table:table-cell>
          <table:table-cell table:formula="of:=[.B$3]*[.F50]/100" office:value-type="currency" office:currency="BRL" office:value="26262.8774587574" calcext:value-type="currency">
            <text:p>R$ 26.262,8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F50]+[.G50]+[.B$5]" office:value-type="currency" office:currency="BRL" office:value="463977.501771381" calcext:value-type="currency">
            <text:p>R$ 463.977,50</text:p>
          </table:table-cell>
          <table:table-cell table:formula="of:=[.B$3]*[.F51]/100" office:value-type="currency" office:currency="BRL" office:value="27838.6501062829" calcext:value-type="currency">
            <text:p>R$ 27.838,65</text:p>
          </table:table-cell>
        </table:table-row>
        <table:table-row table:style-name="ro1"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1T23:26:38.009000000</meta:creation-date>
    <dc:date>2022-12-22T11:59:47.717000000</dc:date>
    <meta:editing-duration>PT3H44M8S</meta:editing-duration>
    <meta:editing-cycles>3</meta:editing-cycles>
    <meta:generator>LibreOffice/7.4.0.3$Windows_X86_64 LibreOffice_project/f85e47c08ddd19c015c0114a68350214f7066f5a</meta:generator>
    <meta:document-statistic meta:table-count="1" meta:cell-count="153" meta:object-count="0"/>
  </office:meta>
</office:document-meta>
</file>